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base6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bs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bs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hart_studi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olorlover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sh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sh_bootstrap_componen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sh_core_component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sh_html_component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atetim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eventregistr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flask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js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matplotlib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ltk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umpy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o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anda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lotly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pymong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andom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e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equest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pacy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extblob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extwrap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weepy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wyth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unicodedata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urllib3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vaderSentiment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yfinance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D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7:30.177599348</meta:creation-date>
    <meta:generator>LibreOffice/6.0.7.3$Linux_X86_64 LibreOffice_project/00m0$Build-3</meta:generator>
    <dc:date>2020-02-06T15:18:00.635143273</dc:date>
    <meta:editing-duration>PT10M28S</meta:editing-duration>
    <meta:editing-cycles>6</meta:editing-cycles>
    <meta:document-statistic meta:table-count="1" meta:cell-count="105" meta:object-count="0"/>
  </office:meta>
</office:document-meta>
</file>